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4b72df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4c7a83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74c1e15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7552ab6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675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a0ef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32ee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552ab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4675c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4a0ef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bold" officeooo:rsid="07532ee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7">System </text:span></text:span><text:span text:style-name="Source_20_Text"><text:span text:style-name="T9">and its uses</text:span></text:span><text:span text:style-name="Source_20_Text"><text:span text:style-name="T7">:</text:span></text:span></text:p>
      <text:list xml:id="list7985748088776259274" text:style-name="L1">
        <text:list-item>
          <text:p text:style-name="P4"><text:span text:style-name="Source_20_Text"><text:span text:style-name="T5"/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8">Requirements:</text:span></text:span></text:p>
      <text:list xml:id="list1729709094237917446" text:style-name="L2">
        <text:list-item>
          <text:p text:style-name="P7"><text:span text:style-name="Source_20_Text"><text:span text:style-name="T6"/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3T22:01:24.964394046</dc:date>
    <meta:editing-duration>P25DT1H6M8S</meta:editing-duration>
    <meta:editing-cycles>1737</meta:editing-cycles>
    <meta:document-statistic meta:table-count="0" meta:image-count="0" meta:object-count="0" meta:page-count="1" meta:paragraph-count="4" meta:word-count="7" meta:character-count="37" meta:non-whitespace-character-count="34"/>
  </office:meta>
</office:document-meta>
</file>